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Montserrat" svg:font-family="Montserrat" style:font-pitch="variable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3" style:family="table">
      <style:table-properties style:width="5.4493in" table:align="center" fo:background-color="transparent" style:may-break-between-rows="true" table:border-model="collapsing">
        <style:background-image/>
      </style:table-properties>
    </style:style>
    <style:style style:name="Table3.A" style:family="table-column">
      <style:table-column-properties style:column-width="0.441in"/>
    </style:style>
    <style:style style:name="Table3.B" style:family="table-column">
      <style:table-column-properties style:column-width="2.0563in"/>
    </style:style>
    <style:style style:name="Table3.C" style:family="table-column">
      <style:table-column-properties style:column-width="0.4403in"/>
    </style:style>
    <style:style style:name="Table3.D" style:family="table-column">
      <style:table-column-properties style:column-width="0.816in"/>
    </style:style>
    <style:style style:name="Table3.E" style:family="table-column">
      <style:table-column-properties style:column-width="0.8729in"/>
    </style:style>
    <style:style style:name="Table3.F" style:family="table-column">
      <style:table-column-properties style:column-width="0.8229in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fff5ce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F1" style:family="table-cell">
      <style:table-cell-properties fo:background-color="#fff5ce" fo:padding="0.0382in" fo:border="0.5pt solid #000000" style:writing-mode="page">
        <style:background-image/>
      </style:table-cell-properties>
    </style:style>
    <style:style style:name="Table3.2" style:family="table-row">
      <style:table-row-properties fo:background-color="transparent" fo:keep-together="auto">
        <style:background-image/>
      </style:table-row-properties>
    </style:style>
    <style:style style:name="Table3.A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A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B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D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E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F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5" style:family="table-row">
      <style:table-row-properties fo:background-color="#b4c7dc" fo:keep-together="auto">
        <style:background-image/>
      </style:table-row-properties>
    </style:style>
    <style:style style:name="Table3.A5" style:family="table-cell">
      <style:table-cell-properties style:vertical-align="middle"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D5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E5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F5" style:family="table-cell">
      <style:table-cell-properties fo:background-color="#b4c7dc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A6" style:family="table-cell">
      <style:table-cell-properties style:vertical-align="middle" fo:background-color="#ffff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D6" style:family="table-cell">
      <style:table-cell-properties fo:background-color="#ffff00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 style:master-page-name="">
      <style:table-properties style:width="5.4354in" style:page-number="auto" table:align="margins" fo:background-color="transparent" style:shadow="none" style:may-break-between-rows="true" table:border-model="collapsing">
        <style:background-image/>
      </style:table-properties>
    </style:style>
    <style:style style:name="Table6.A" style:family="table-column">
      <style:table-column-properties style:column-width="0.684in" style:rel-column-width="985*"/>
    </style:style>
    <style:style style:name="Table6.B" style:family="table-column">
      <style:table-column-properties style:column-width="3.6299in" style:rel-column-width="5227*"/>
    </style:style>
    <style:style style:name="Table6.C" style:family="table-column">
      <style:table-column-properties style:column-width="1.1215in" style:rel-column-width="1615*"/>
    </style:style>
    <style:style style:name="Table6.1" style:family="table-row">
      <style:table-row-properties fo:background-color="transparent" fo:keep-together="auto">
        <style:background-image/>
      </style:table-row-properties>
    </style:style>
    <style:style style:name="Table6.A1" style:family="table-cell">
      <style:table-cell-properties style:vertical-align="middle" fo:background-color="#999999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C1" style:family="table-cell">
      <style:table-cell-properties style:vertical-align="middle" fo:background-color="#999999" fo:padding="0.0382in" fo:border="0.5pt solid #000000" style:writing-mode="page">
        <style:background-image/>
      </style:table-cell-properties>
    </style:style>
    <style:style style:name="Table6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C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.3" style:family="table-row">
      <style:table-row-properties fo:background-color="#999999" fo:keep-together="auto">
        <style:background-image/>
      </style:table-row-properties>
    </style:style>
    <style:style style:name="Table2" style:family="table" style:master-page-name="">
      <style:table-properties style:width="5.4354in" style:page-number="auto" table:align="margins" fo:background-color="transparent" style:shadow="none" style:may-break-between-rows="true" table:border-model="collapsing">
        <style:background-image/>
      </style:table-properties>
    </style:style>
    <style:style style:name="Table2.A" style:family="table-column">
      <style:table-column-properties style:column-width="0.684in" style:rel-column-width="985*"/>
    </style:style>
    <style:style style:name="Table2.B" style:family="table-column">
      <style:table-column-properties style:column-width="3.6299in" style:rel-column-width="5227*"/>
    </style:style>
    <style:style style:name="Table2.C" style:family="table-column">
      <style:table-column-properties style:column-width="1.1215in" style:rel-column-width="1615*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middle" fo:background-color="#999999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style:vertical-align="middle" fo:background-color="#999999" fo:padding="0.0382in" fo:border="0.5pt solid #000000" style:writing-mode="page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3" style:family="table-row">
      <style:table-row-properties fo:background-color="#999999" fo:keep-together="auto">
        <style:background-image/>
      </style:table-row-properties>
    </style:style>
    <style:style style:name="Table5" style:family="table" style:master-page-name="">
      <style:table-properties style:width="5.4354in" style:page-number="auto" table:align="margins" fo:background-color="transparent" style:shadow="none" style:may-break-between-rows="true" table:border-model="collapsing">
        <style:background-image/>
      </style:table-properties>
    </style:style>
    <style:style style:name="Table5.A" style:family="table-column">
      <style:table-column-properties style:column-width="1.3583in" style:rel-column-width="1956*"/>
    </style:style>
    <style:style style:name="Table5.B" style:family="table-column">
      <style:table-column-properties style:column-width="1.359in" style:rel-column-width="1957*"/>
    </style:style>
    <style:style style:name="Table5.1" style:family="table-row">
      <style:table-row-properties fo:background-color="#999999" fo:keep-together="auto">
        <style:background-image/>
      </style:table-row-properties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2" style:family="table-row">
      <style:table-row-properties style:min-row-height="0.1646in"/>
    </style:style>
    <style:style style:name="Table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3" style:family="table-row">
      <style:table-row-properties style:min-row-height="0.1646in" fo:background-color="#999999">
        <style:background-image/>
      </style:table-row-properties>
    </style:style>
    <style:style style:name="Table1" style:family="table" style:master-page-name="">
      <style:table-properties style:width="5.4354in" style:page-number="auto" table:align="margins" fo:background-color="transparent" style:shadow="none" style:may-break-between-rows="true" table:border-model="collapsing">
        <style:background-image/>
      </style:table-properties>
    </style:style>
    <style:style style:name="Table1.A" style:family="table-column">
      <style:table-column-properties style:column-width="1.3583in" style:rel-column-width="1956*"/>
    </style:style>
    <style:style style:name="Table1.B" style:family="table-column">
      <style:table-column-properties style:column-width="1.359in" style:rel-column-width="1957*"/>
    </style:style>
    <style:style style:name="Table1.1" style:family="table-row">
      <style:table-row-properties fo:background-color="#999999" fo:keep-together="auto">
        <style:background-image/>
      </style:table-row-properties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2" style:family="table-row">
      <style:table-row-properties style:min-row-height="0.1646in"/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style:min-row-height="0.1646in" fo:background-color="#999999">
        <style:background-image/>
      </style:table-row-properties>
    </style:style>
    <style:style style:name="Table4" style:family="table" style:master-page-name="">
      <style:table-properties style:width="5.4354in" style:page-number="auto" table:align="margins" style:shadow="none" style:may-break-between-rows="true" table:border-model="collapsing"/>
    </style:style>
    <style:style style:name="Table4.A" style:family="table-column">
      <style:table-column-properties style:column-width="0.7049in" style:rel-column-width="1015*"/>
    </style:style>
    <style:style style:name="Table4.B" style:family="table-column">
      <style:table-column-properties style:column-width="3.1069in" style:rel-column-width="4474*"/>
    </style:style>
    <style:style style:name="Table4.C" style:family="table-column">
      <style:table-column-properties style:column-width="0.8118in" style:rel-column-width="1169*"/>
    </style:style>
    <style:style style:name="Table4.A1" style:family="table-cell">
      <style:table-cell-properties fo:background-color="#b2b2b2" fo:padding="0.0382in" fo:border="0.5pt solid #000000" style:writing-mode="page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style:vertical-align="middle" fo:background-color="#fff5ce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style:vertical-align="middle" fo:background-color="#fff5ce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D2" style:family="table-cell">
      <style:table-cell-properties fo:background-color="#fff5ce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3" style:family="table-cell">
      <style:table-cell-properties style:vertical-align="middle" fo:background-color="#ffffff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4" style:family="table-cell">
      <style:table-cell-properties style:vertical-align="middle" fo:background-color="#ffffff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4" style:family="table-cell">
      <style:table-cell-properties fo:background-color="#ffffff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4" style:family="table-cell">
      <style:table-cell-properties fo:background-color="#ffffff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6" style:family="table-cell">
      <style:table-cell-properties style:vertical-align="middle"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6" style:family="table-cell">
      <style:table-cell-properties fo:background-color="#b4c7dc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D6" style:family="table-cell">
      <style:table-cell-properties fo:background-color="#b4c7dc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 style:master-page-name="">
      <style:table-properties style:width="5.4354in" style:page-number="auto" table:align="margins" style:shadow="none" style:may-break-between-rows="true" table:border-model="collapsing"/>
    </style:style>
    <style:style style:name="Table8.A" style:family="table-column">
      <style:table-column-properties style:column-width="0.7049in" style:rel-column-width="1015*"/>
    </style:style>
    <style:style style:name="Table8.B" style:family="table-column">
      <style:table-column-properties style:column-width="3.1069in" style:rel-column-width="4474*"/>
    </style:style>
    <style:style style:name="Table8.C" style:family="table-column">
      <style:table-column-properties style:column-width="0.8118in" style:rel-column-width="1169*"/>
    </style:style>
    <style:style style:name="Table8.A1" style:family="table-cell">
      <style:table-cell-properties fo:background-color="#b2b2b2" fo:padding="0.0382in" fo:border="0.5pt solid #000000" style:writing-mode="page">
        <style:background-image/>
      </style:table-cell-properties>
    </style:style>
    <style:style style:name="Table8.2" style:family="table-row">
      <style:table-row-properties fo:keep-together="auto"/>
    </style:style>
    <style:style style:name="Table8.A2" style:family="table-cell">
      <style:table-cell-properties style:vertical-align="middle" fo:background-color="#fff5ce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B2" style:family="table-cell">
      <style:table-cell-properties style:vertical-align="middle" fo:background-color="#fff5ce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D2" style:family="table-cell">
      <style:table-cell-properties fo:background-color="#fff5ce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A3" style:family="table-cell">
      <style:table-cell-properties style:vertical-align="middle" fo:background-color="#ffffff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A4" style:family="table-cell">
      <style:table-cell-properties style:vertical-align="middle" fo:background-color="#ffffff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C4" style:family="table-cell">
      <style:table-cell-properties fo:background-color="#ffffff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D4" style:family="table-cell">
      <style:table-cell-properties fo:background-color="#ffffff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A6" style:family="table-cell">
      <style:table-cell-properties style:vertical-align="middle"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C6" style:family="table-cell">
      <style:table-cell-properties fo:background-color="#b4c7dc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D6" style:family="table-cell">
      <style:table-cell-properties fo:background-color="#b4c7dc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 style:master-page-name="">
      <style:table-properties style:width="5.45in" style:page-number="auto" fo:break-before="auto" fo:break-after="auto" table:align="center" fo:background-color="transparent" style:shadow="none" style:may-break-between-rows="true" table:border-model="collapsing">
        <style:background-image/>
      </style:table-properties>
    </style:style>
    <style:style style:name="Table7.A" style:family="table-column">
      <style:table-column-properties style:column-width="0.441in"/>
    </style:style>
    <style:style style:name="Table7.B" style:family="table-column">
      <style:table-column-properties style:column-width="2.0563in"/>
    </style:style>
    <style:style style:name="Table7.C" style:family="table-column">
      <style:table-column-properties style:column-width="0.4403in"/>
    </style:style>
    <style:style style:name="Table7.D" style:family="table-column">
      <style:table-column-properties style:column-width="0.816in"/>
    </style:style>
    <style:style style:name="Table7.E" style:family="table-column">
      <style:table-column-properties style:column-width="0.8729in"/>
    </style:style>
    <style:style style:name="Table7.F" style:family="table-column">
      <style:table-column-properties style:column-width="0.8236in"/>
    </style:style>
    <style:style style:name="Table7.1" style:family="table-row">
      <style:table-row-properties fo:background-color="transparent" fo:keep-together="auto">
        <style:background-image/>
      </style:table-row-properties>
    </style:style>
    <style:style style:name="Table7.A1" style:family="table-cell">
      <style:table-cell-properties fo:background-color="#fff5ce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F1" style:family="table-cell">
      <style:table-cell-properties fo:background-color="#fff5ce" fo:padding="0.0382in" fo:border="0.5pt solid #000000" style:writing-mode="page">
        <style:background-image/>
      </style:table-cell-properties>
    </style:style>
    <style:style style:name="Table7.A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A3" style:family="table-cell">
      <style:table-cell-properties style:vertical-align="middle" fo:background-color="#ffffff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B3" style:family="table-cell">
      <style:table-cell-properties fo:background-color="#ffffff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C3" style:family="table-cell">
      <style:table-cell-properties fo:background-color="#ffffff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E3" style:family="table-cell">
      <style:table-cell-properties fo:background-color="#ffffff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F3" style:family="table-cell">
      <style:table-cell-properties fo:background-color="#ffffff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B4" style:family="table-cell">
      <style:table-cell-properties fo:background-color="#ffffff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C4" style:family="table-cell">
      <style:table-cell-properties fo:background-color="#ffffff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E4" style:family="table-cell">
      <style:table-cell-properties fo:background-color="#ffffff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F4" style:family="table-cell">
      <style:table-cell-properties fo:background-color="#ffffff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A5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B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C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E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F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7" style:family="table-row">
      <style:table-row-properties style:min-row-height="0.0896in" fo:background-color="#b4c7dc" fo:keep-together="auto">
        <style:background-image/>
      </style:table-row-properties>
    </style:style>
    <style:style style:name="Table7.8" style:family="table-row">
      <style:table-row-properties fo:background-color="#ffff00" fo:keep-together="auto">
        <style:background-image/>
      </style:table-row-properties>
    </style:style>
    <style:style style:name="Table7.A8" style:family="table-cell">
      <style:table-cell-properties style:vertical-align="middle" fo:background-color="#ffff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D8" style:family="table-cell">
      <style:table-cell-properties fo:background-color="#ffff00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style:font-name="Courier New" fo:font-size="8pt" officeooo:paragraph-rsid="002b7885" style:font-size-asian="7pt" style:font-size-complex="8pt"/>
    </style:style>
    <style:style style:name="P2" style:family="paragraph" style:parent-style-name="Standard">
      <style:text-properties fo:font-size="6pt" officeooo:paragraph-rsid="001d9f6a" style:font-size-asian="5.25pt" style:font-size-complex="6pt"/>
    </style:style>
    <style:style style:name="P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paragraph-rsid="0028acf6"/>
    </style:style>
    <style:style style:name="P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paragraph-rsid="002afd81"/>
    </style:style>
    <style:style style:name="P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8pt" officeooo:paragraph-rsid="002b7885" style:font-size-asian="7pt" style:font-size-complex="8pt"/>
    </style:style>
    <style:style style:name="P6" style:family="paragraph" style:parent-style-name="Standard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/>
      <style:text-properties style:font-name="Courier New" fo:font-size="8pt" fo:font-weight="normal" officeooo:rsid="001264b9" officeooo:paragraph-rsid="001d9f6a" style:font-size-asian="8pt" style:font-weight-asian="normal" style:font-size-complex="8pt" style:font-weight-complex="normal"/>
    </style:style>
    <style:style style:name="P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Courier New" fo:font-size="8pt" fo:font-weight="bold" officeooo:rsid="001264b9" officeooo:paragraph-rsid="0017872b" style:font-size-asian="8pt" style:font-weight-asian="bold" style:font-size-complex="8pt" style:font-weight-complex="bold"/>
    </style:style>
    <style:style style:name="P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Courier New" fo:font-size="8pt" style:text-underline-style="none" fo:font-weight="bold" officeooo:rsid="002799a0" officeooo:paragraph-rsid="002799a0" style:font-size-asian="7pt" style:font-weight-asian="bold" style:font-size-complex="8pt" style:font-weight-complex="bold"/>
    </style:style>
    <style:style style:name="P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Courier New" fo:font-size="8pt" style:text-underline-style="none" fo:font-weight="normal" officeooo:rsid="0026c157" officeooo:paragraph-rsid="0026c157" style:font-size-asian="7pt" style:font-weight-asian="normal" style:font-size-complex="8pt" style:font-weight-complex="normal"/>
    </style:style>
    <style:style style:name="P1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Courier New" fo:font-size="8pt" style:text-underline-style="none" fo:font-weight="normal" officeooo:rsid="0026c157" officeooo:paragraph-rsid="002799a0" style:font-size-asian="7pt" style:font-weight-asian="normal" style:font-size-complex="8pt" style:font-weight-complex="normal"/>
    </style:style>
    <style:style style:name="P1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Courier New" fo:font-size="8pt" style:text-underline-style="none" fo:font-weight="normal" officeooo:rsid="0026c157" officeooo:paragraph-rsid="0028acf6" style:font-size-asian="7pt" style:font-weight-asian="normal" style:font-size-complex="8pt" style:font-weight-complex="normal"/>
    </style:style>
    <style:style style:name="P1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Courier New" fo:font-size="8pt" style:text-underline-style="none" fo:font-weight="normal" officeooo:rsid="0026c157" officeooo:paragraph-rsid="002b7885" style:font-size-asian="7pt" style:font-weight-asian="normal" style:font-size-complex="8pt" style:font-weight-complex="normal"/>
    </style:style>
    <style:style style:name="P1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Courier New" fo:font-size="8pt" style:text-underline-style="none" fo:font-weight="normal" officeooo:rsid="002799a0" officeooo:paragraph-rsid="002799a0" style:font-size-asian="7pt" style:font-weight-asian="normal" style:font-size-complex="8pt" style:font-weight-complex="normal"/>
    </style:style>
    <style:style style:name="P1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Courier New" fo:font-size="8pt" style:text-underline-style="none" fo:font-weight="normal" officeooo:rsid="002a3fc0" officeooo:paragraph-rsid="002a3fc0" style:font-size-asian="7pt" style:font-weight-asian="normal" style:font-size-complex="8pt" style:font-weight-complex="normal"/>
    </style:style>
    <style:style style:name="P1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Courier New" fo:font-size="8pt" style:text-underline-style="none" fo:font-weight="normal" officeooo:rsid="002a3fc0" officeooo:paragraph-rsid="002afd81" style:font-size-asian="7pt" style:font-weight-asian="normal" style:font-size-complex="8pt" style:font-weight-complex="normal"/>
    </style:style>
    <style:style style:name="P1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Courier New" fo:font-size="8pt" officeooo:paragraph-rsid="00250d6f" style:font-size-asian="7pt" style:font-size-complex="8pt"/>
    </style:style>
    <style:style style:name="P1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Courier New" fo:font-size="8pt" officeooo:paragraph-rsid="00322efe" style:font-size-asian="7pt" style:font-size-complex="8pt"/>
    </style:style>
    <style:style style:name="P1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Courier New" fo:font-size="6pt" fo:font-weight="bold" officeooo:rsid="001264b9" officeooo:paragraph-rsid="001c7f1c" style:font-size-asian="5.25pt" style:font-weight-asian="bold" style:font-size-complex="6pt" style:font-weight-complex="bold"/>
    </style:style>
    <style:style style:name="P19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style:font-name="Courier New" fo:font-size="6pt" style:text-underline-style="none" fo:font-weight="normal" officeooo:rsid="002a3fc0" officeooo:paragraph-rsid="002a3fc0" style:font-size-asian="5.25pt" style:font-weight-asian="normal" style:font-size-complex="6pt" style:font-weight-complex="normal"/>
    </style:style>
    <style:style style:name="P20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style:font-name="Courier New" fo:font-size="6pt" style:text-underline-style="none" fo:font-weight="normal" officeooo:rsid="002a3fc0" officeooo:paragraph-rsid="002b7885" style:font-size-asian="5.25pt" style:font-weight-asian="normal" style:font-size-complex="6pt" style:font-weight-complex="normal"/>
    </style:style>
    <style:style style:name="P21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Courier New" fo:font-size="6pt" style:text-underline-style="none" fo:font-weight="normal" officeooo:rsid="002a3fc0" officeooo:paragraph-rsid="002a3fc0" style:font-size-asian="5.25pt" style:font-weight-asian="normal" style:font-size-complex="6pt" style:font-weight-complex="normal"/>
    </style:style>
    <style:style style:name="P22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Courier New" fo:font-size="6pt" style:text-underline-style="none" fo:font-weight="normal" officeooo:rsid="002a3fc0" officeooo:paragraph-rsid="002b7885" style:font-size-asian="5.25pt" style:font-weight-asian="normal" style:font-size-complex="6pt" style:font-weight-complex="normal"/>
    </style:style>
    <style:style style:name="P2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reak-before="column" fo:background-color="transparent"/>
      <style:text-properties style:font-name="Courier New" fo:font-size="8pt" style:text-underline-style="none" fo:font-weight="normal" officeooo:rsid="0026c157" officeooo:paragraph-rsid="002799a0" style:font-size-asian="7pt" style:font-weight-asian="normal" style:font-size-complex="8pt" style:font-weight-complex="normal"/>
    </style:style>
    <style:style style:name="P2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reak-before="column" fo:background-color="transparent"/>
      <style:text-properties style:font-name="Courier New" fo:font-size="8pt" style:text-underline-style="none" fo:font-weight="normal" officeooo:rsid="0026c157" officeooo:paragraph-rsid="002c3175" style:font-size-asian="7pt" style:font-weight-asian="normal" style:font-size-complex="8pt" style:font-weight-complex="normal"/>
    </style:style>
    <style:style style:name="P2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reak-before="column" fo:background-color="transparent"/>
      <style:text-properties style:font-name="Courier New" fo:font-size="6pt" fo:font-weight="bold" officeooo:rsid="001264b9" officeooo:paragraph-rsid="00169fc1" style:font-size-asian="5.25pt" style:font-weight-asian="bold" style:font-size-complex="6pt" style:font-weight-complex="bold"/>
    </style:style>
    <style:style style:name="P26" style:family="paragraph" style:parent-style-name="Standard">
      <loext:graphic-properties draw:fill="none"/>
      <style:paragraph-properties fo:margin-left="0in" fo:margin-right="0in" fo:line-height="100%" fo:text-align="start" style:justify-single-word="false" fo:text-indent="0in" style:auto-text-indent="false" fo:break-before="column" fo:background-color="transparent"/>
      <style:text-properties style:font-name="Courier New" fo:font-size="2pt" fo:font-weight="normal" officeooo:rsid="001264b9" officeooo:paragraph-rsid="001d9f6a" style:font-size-asian="1.75pt" style:font-weight-asian="normal" style:font-size-complex="2pt" style:font-weight-complex="normal"/>
    </style:style>
    <style:style style:name="P2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reak-before="page" fo:background-color="transparent"/>
      <style:text-properties style:font-name="Courier New" fo:font-size="8pt" style:text-underline-style="solid" style:text-underline-width="auto" style:text-underline-color="font-color" fo:font-weight="bold" officeooo:rsid="00250d6f" officeooo:paragraph-rsid="0017872b" style:font-size-asian="7pt" style:font-weight-asian="bold" style:font-size-complex="8pt" style:font-weight-complex="bold"/>
    </style:style>
    <style:style style:name="P28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style:font-name="Courier New" fo:font-size="8pt" officeooo:paragraph-rsid="00322efe" style:font-size-asian="7pt" style:font-size-complex="8pt"/>
    </style:style>
    <style:style style:name="P29" style:family="paragraph" style:parent-style-name="Standard">
      <style:paragraph-properties fo:break-before="column"/>
      <style:text-properties style:font-name="Courier New" fo:font-size="8pt" officeooo:paragraph-rsid="0026c157" style:font-size-asian="7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bold" officeooo:rsid="00322efe" officeooo:paragraph-rsid="00322efe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322efe" officeooo:paragraph-rsid="00322ef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ourier New" fo:font-size="8pt" fo:font-style="normal" fo:text-shadow="none" style:text-underline-style="none" fo:font-weight="bold" officeooo:rsid="00111137" officeooo:paragraph-rsid="00111137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ourier New" fo:font-size="8pt" fo:font-style="normal" fo:text-shadow="none" style:text-underline-style="none" fo:font-weight="bold" officeooo:rsid="00111137" officeooo:paragraph-rsid="0017872b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Courier New" fo:font-size="8pt" fo:font-style="normal" fo:text-shadow="none" style:text-underline-style="none" fo:font-weight="bold" officeooo:rsid="00111137" officeooo:paragraph-rsid="00111137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Courier New" fo:font-size="8pt" fo:font-style="normal" fo:text-shadow="none" style:text-underline-style="none" fo:font-weight="bold" officeooo:rsid="00111137" officeooo:paragraph-rsid="0017872b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ourier New" fo:font-size="8pt" fo:font-style="normal" fo:text-shadow="none" style:text-underline-style="none" fo:font-weight="bold" officeooo:rsid="00163b36" officeooo:paragraph-rsid="0017872b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ourier New" fo:font-size="8pt" fo:font-style="normal" fo:text-shadow="none" style:text-underline-style="none" fo:font-weight="bold" officeooo:rsid="001b0e67" officeooo:paragraph-rsid="001c7f1c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ourier New" fo:font-size="8pt" fo:font-style="normal" fo:text-shadow="none" style:text-underline-style="none" fo:font-weight="bold" officeooo:rsid="001bc3d6" officeooo:paragraph-rsid="001c7f1c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ourier New" fo:font-size="8pt" fo:font-style="normal" fo:text-shadow="none" style:text-underline-style="none" fo:font-weight="bold" officeooo:rsid="001c7f1c" officeooo:paragraph-rsid="001c7f1c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ourier New" fo:font-size="8pt" fo:font-style="normal" fo:text-shadow="none" style:text-underline-style="none" fo:font-weight="bold" officeooo:rsid="001c7f1c" officeooo:paragraph-rsid="001d9f6a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ourier Ne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ourier New" fo:font-size="8pt" fo:font-style="normal" fo:text-shadow="none" style:text-underline-style="none" fo:font-weight="bold" officeooo:paragraph-rsid="002b7885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ourier New" fo:font-size="8pt" fo:font-style="normal" fo:text-shadow="none" style:text-underline-style="none" fo:font-weight="bold" officeooo:rsid="00250d6f" officeooo:paragraph-rsid="00250d6f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ourier New" fo:font-size="8pt" fo:font-style="normal" fo:text-shadow="none" style:text-underline-style="none" fo:font-weight="bold" officeooo:rsid="00250d6f" officeooo:paragraph-rsid="002b7885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ourier New" fo:font-size="8pt" fo:font-style="normal" fo:text-shadow="none" style:text-underline-style="none" fo:font-weight="bold" officeooo:rsid="0026c157" officeooo:paragraph-rsid="0026c157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ourier New" fo:font-size="8pt" fo:font-style="normal" fo:text-shadow="none" style:text-underline-style="none" fo:font-weight="bold" officeooo:rsid="0026c157" officeooo:paragraph-rsid="002b7885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48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Courier New" fo:font-size="8pt" fo:font-style="normal" fo:text-shadow="none" style:text-underline-style="none" fo:font-weight="bold" officeooo:rsid="0026c157" officeooo:paragraph-rsid="0026c157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49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Courier New" fo:font-size="8pt" fo:font-style="normal" fo:text-shadow="none" style:text-underline-style="none" fo:font-weight="bold" officeooo:rsid="0026c157" officeooo:paragraph-rsid="002b7885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ourier New" fo:font-size="8pt" fo:font-style="normal" fo:text-shadow="none" style:text-underline-style="none" fo:font-weight="bold" officeooo:rsid="00322efe" officeooo:paragraph-rsid="00322efe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51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Courier New" fo:font-size="8pt" fo:font-style="normal" fo:text-shadow="none" style:text-underline-style="none" fo:font-weight="bold" officeooo:rsid="00322efe" officeooo:paragraph-rsid="00322efe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ourier New" fo:font-size="8pt" fo:font-style="normal" fo:text-shadow="none" style:text-underline-style="none" fo:font-weight="bold" officeooo:rsid="0037f5dc" officeooo:paragraph-rsid="0037f5dc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ourier New" fo:font-size="8pt" fo:font-style="normal" fo:text-shadow="none" style:text-underline-style="none" fo:font-weight="normal" officeooo:paragraph-rsid="0017872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ourier New" fo:font-size="8pt" fo:font-style="normal" fo:text-shadow="none" style:text-underline-style="none" fo:font-weight="normal" officeooo:paragraph-rsid="001c7f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ourier New" fo:font-size="8pt" fo:font-style="normal" fo:text-shadow="none" style:text-underline-style="none" fo:font-weight="normal" officeooo:paragraph-rsid="001d9f6a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New" fo:font-size="8pt" fo:font-style="normal" fo:text-shadow="none" style:text-underline-style="none" fo:font-weight="normal" officeooo:paragraph-rsid="0017872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ourier New" fo:font-size="8pt" fo:font-style="normal" fo:text-shadow="none" style:text-underline-style="none" fo:font-weight="normal" officeooo:rsid="001b0e67" officeooo:paragraph-rsid="001c7f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ourier New" fo:font-size="8pt" fo:font-style="normal" fo:text-shadow="none" style:text-underline-style="none" fo:font-weight="normal" officeooo:rsid="001bc3d6" officeooo:paragraph-rsid="001c7f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ourier New" fo:font-size="8pt" fo:font-style="normal" fo:text-shadow="none" style:text-underline-style="none" fo:font-weight="normal" style:font-size-asian="7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ourier Ne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ourier New" fo:font-size="8pt" fo:font-style="normal" fo:text-shadow="none" style:text-underline-style="none" fo:font-weight="bold" officeooo:paragraph-rsid="002b7885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ourier New" fo:font-size="8pt" fo:font-style="normal" fo:text-shadow="none" style:text-underline-style="none" fo:font-weight="bold" officeooo:rsid="0026c157" officeooo:paragraph-rsid="0026c157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ourier New" fo:font-size="8pt" fo:font-style="normal" fo:text-shadow="none" style:text-underline-style="none" fo:font-weight="bold" officeooo:rsid="0026c157" officeooo:paragraph-rsid="002b7885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officeooo:paragraph-rsid="0017872b"/>
    </style:style>
    <style:style style:name="P65" style:family="paragraph" style:parent-style-name="Text_20_body">
      <style:paragraph-properties fo:text-align="end" style:justify-single-word="false" fo:break-before="column"/>
      <style:text-properties style:font-name="Courier New" fo:font-size="8pt" fo:font-weight="bold" officeooo:rsid="0019bd76" officeooo:paragraph-rsid="001b0e67" style:font-size-asian="8pt" style:font-weight-asian="bold" style:font-size-complex="8pt" style:font-weight-complex="bold"/>
    </style:style>
    <style:style style:name="P66" style:family="paragraph" style:parent-style-name="Text_20_body">
      <style:paragraph-properties fo:break-before="column"/>
      <style:text-properties style:font-name="Courier New" fo:font-size="8pt" fo:font-weight="bold" officeooo:rsid="0019bd76" officeooo:paragraph-rsid="001d9f6a" style:font-size-asian="8pt" style:font-weight-asian="bold" style:font-size-complex="8pt" style:font-weight-complex="bold"/>
    </style:style>
    <style:style style:name="P67" style:family="paragraph" style:parent-style-name="Text_20_body">
      <loext:graphic-properties draw:fill="none"/>
      <style:paragraph-properties fo:margin-left="0in" fo:margin-right="0in" fo:text-align="start" style:justify-single-word="false" fo:text-indent="0in" style:auto-text-indent="false" fo:break-before="column" fo:background-color="transparent"/>
      <style:text-properties style:font-name="Courier New" fo:font-size="8pt" fo:font-weight="bold" officeooo:rsid="0019bd76" officeooo:paragraph-rsid="001d9f6a" style:font-size-asian="8pt" style:font-weight-asian="bold" style:font-size-complex="8pt" style:font-weight-complex="bold"/>
    </style:style>
    <style:style style:name="P68" style:family="paragraph" style:parent-style-name="Text_20_body">
      <loext:graphic-properties draw:fill="none"/>
      <style:paragraph-properties fo:margin-left="0in" fo:margin-right="0in" fo:text-align="end" style:justify-single-word="false" fo:text-indent="0in" style:auto-text-indent="false" fo:break-before="column" fo:background-color="transparent"/>
      <style:text-properties style:font-name="Courier New" fo:font-size="8pt" fo:font-weight="bold" officeooo:rsid="0019bd76" officeooo:paragraph-rsid="00240fa6" style:font-size-asian="8pt" style:font-weight-asian="bold" style:font-size-complex="8pt" style:font-weight-complex="bold"/>
    </style:style>
    <style:style style:name="P69" style:family="paragraph" style:parent-style-name="Text_20_body" style:master-page-name="">
      <style:paragraph-properties fo:text-align="center" style:justify-single-word="false" style:page-number="auto"/>
      <style:text-properties style:font-name="Courier New" fo:font-size="8pt" fo:font-weight="normal" officeooo:rsid="001d9f6a" officeooo:paragraph-rsid="001d9f6a" style:font-size-asian="8pt" style:font-weight-asian="normal" style:font-size-complex="8pt" style:font-weight-complex="normal"/>
    </style:style>
    <style:style style:name="P70" style:family="paragraph">
      <loext:graphic-properties draw:fill="none" draw:fill-color="#ffffff"/>
      <style:text-properties style:font-name="Courier New" fo:font-size="8pt" style:font-size-asian="8pt" style:font-size-complex="8pt"/>
    </style:style>
    <style:style style:name="P71" style:family="paragraph">
      <loext:graphic-properties draw:fill="none"/>
    </style:style>
    <style:style style:name="P72" style:family="paragraph">
      <loext:graphic-properties draw:fill-color="#ffffff"/>
      <style:text-properties style:font-name="Courier New" fo:font-size="8pt" style:font-size-asian="8pt" style:font-size-complex="8pt"/>
    </style:style>
    <style:style style:name="P73" style:family="paragraph">
      <style:paragraph-properties fo:text-align="end"/>
    </style:style>
    <style:style style:name="T1" style:family="text">
      <style:text-properties fo:color="#000000" loext:opacity="100%" style:text-outline="false" style:text-line-through-style="none" style:text-line-through-type="none" style:font-name="Courier New" fo:font-size="8pt" fo:font-style="normal" fo:text-shadow="none" style:text-underline-style="none" fo:font-weight="normal" officeooo:rsid="00367fc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799a0" style:font-weight-asian="bold" style:font-weight-complex="bold"/>
    </style:style>
    <style:style style:name="T4" style:family="text">
      <style:text-properties fo:font-weight="bold" officeooo:rsid="0028acf6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afd81" style:font-style-asian="italic" style:font-style-complex="italic"/>
    </style:style>
    <style:style style:name="T7" style:family="text">
      <style:text-properties style:font-name="Courier New" fo:font-size="8pt" officeooo:rsid="00146920" style:font-size-asian="8pt" style:font-size-complex="8pt"/>
    </style:style>
    <style:style style:name="T8" style:family="text">
      <style:text-properties style:font-name="Courier New" fo:font-size="8pt" style:text-underline-style="none" fo:font-weight="bold" officeooo:rsid="002799a0" style:font-size-asian="7pt" style:font-weight-asian="bold" style:font-size-complex="8pt" style:font-weight-complex="bold"/>
    </style:style>
    <style:style style:name="T9" style:family="text">
      <style:text-properties style:font-name="Courier New" fo:font-size="8pt" style:text-underline-style="none" fo:font-weight="bold" officeooo:rsid="0026c157" style:font-size-asian="7pt" style:font-weight-asian="bold" style:font-size-complex="8pt" style:font-weight-complex="bold"/>
    </style:style>
    <style:style style:name="T10" style:family="text">
      <style:text-properties style:font-name="Courier New" fo:font-size="8pt" style:text-underline-style="none" fo:font-weight="bold" officeooo:rsid="0028acf6" style:font-size-asian="7pt" style:font-weight-asian="bold" style:font-size-complex="8pt" style:font-weight-complex="bold"/>
    </style:style>
    <style:style style:name="T11" style:family="text">
      <style:text-properties style:font-name="Courier New" fo:font-size="8pt" style:text-underline-style="none" fo:font-weight="normal" officeooo:rsid="0026c157" style:font-size-asian="7pt" style:font-weight-asian="normal" style:font-size-complex="8pt" style:font-weight-complex="normal"/>
    </style:style>
    <style:style style:name="T12" style:family="text">
      <style:text-properties style:font-name="Courier New" fo:font-size="8pt" style:text-underline-style="none" fo:font-weight="normal" officeooo:rsid="002799a0" style:font-size-asian="7pt" style:font-weight-asian="normal" style:font-size-complex="8pt" style:font-weight-complex="normal"/>
    </style:style>
    <style:style style:name="T13" style:family="text">
      <style:text-properties style:font-name="Courier New" fo:font-size="8pt" style:text-underline-style="none" fo:font-weight="normal" officeooo:rsid="0028acf6" style:font-size-asian="7pt" style:font-weight-asian="normal" style:font-size-complex="8pt" style:font-weight-complex="normal"/>
    </style:style>
    <style:style style:name="T14" style:family="text">
      <style:text-properties style:font-name="Courier New" style:text-underline-style="none" fo:font-weight="bold" officeooo:rsid="002799a0" style:font-weight-asian="bold" style:font-weight-complex="bold"/>
    </style:style>
    <style:style style:name="T15" style:family="text">
      <style:text-properties style:font-name="Courier New" style:text-underline-style="none" fo:font-weight="normal" officeooo:rsid="002799a0" style:font-weight-asian="normal" style:font-weight-complex="normal"/>
    </style:style>
    <style:style style:name="T16" style:family="text">
      <style:text-properties officeooo:rsid="00196931"/>
    </style:style>
    <style:style style:name="T17" style:family="text">
      <style:text-properties fo:font-size="6pt" fo:font-weight="normal" officeooo:rsid="00240fa6" style:font-size-asian="6pt" style:font-weight-asian="normal" style:font-size-complex="6pt" style:font-weight-complex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1bc3d6" style:font-weight-asian="normal" style:font-weight-complex="normal"/>
    </style:style>
    <style:style style:name="T20" style:family="text">
      <style:text-properties fo:font-weight="normal" officeooo:rsid="001d9f6a" style:font-weight-asian="normal" style:font-weight-complex="normal"/>
    </style:style>
    <style:style style:name="T21" style:family="text">
      <style:text-properties fo:font-weight="normal" officeooo:rsid="0030816d" style:font-weight-asian="normal" style:font-weight-complex="normal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10pt" fo:font-weight="normal" style:font-size-asian="10pt" style:font-weight-asian="normal" style:font-size-complex="10pt" style:font-weight-complex="normal"/>
    </style:style>
    <style:style style:name="T24" style:family="text">
      <style:text-properties fo:font-size="9pt" officeooo:rsid="00146920" style:font-size-asian="9pt" style:font-size-complex="9pt"/>
    </style:style>
    <style:style style:name="T25" style:family="text">
      <style:text-properties officeooo:rsid="001b0e67"/>
    </style:style>
    <style:style style:name="T26" style:family="text">
      <style:text-properties officeooo:rsid="001c7f1c"/>
    </style:style>
    <style:style style:name="T27" style:family="text">
      <style:text-properties officeooo:rsid="001d9f6a"/>
    </style:style>
    <style:style style:name="T28" style:family="text">
      <style:text-properties officeooo:rsid="002799a0"/>
    </style:style>
    <style:style style:name="T29" style:family="text">
      <style:text-properties officeooo:rsid="003414e3"/>
    </style:style>
    <style:style style:name="T30" style:family="text">
      <style:text-properties style:font-name="Courier New" fo:font-size="8pt" fo:font-style="italic" style:font-size-asian="8pt" style:font-style-asian="italic" style:font-size-complex="8pt" style:font-style-complex="italic"/>
    </style:style>
    <style:style style:name="T31" style:family="text">
      <style:text-properties style:font-name="Courier New" fo:font-size="8pt" style:font-size-asian="8pt" style:font-size-complex="8pt"/>
    </style:style>
    <style:style style:name="T32" style:family="text">
      <style:text-properties style:font-name="Courier New" fo:font-size="8pt" fo:font-weight="bold" style:font-size-asian="8pt" style:font-weight-asian="bold" style:font-size-complex="8pt" style:font-weight-complex="bold"/>
    </style:style>
    <style:style style:name="Sect1" style:family="section">
      <style:section-properties text:dont-balance-text-columns="true" style:editable="false">
        <style:columns fo:column-count="3" fo:column-gap="0.2in">
          <style:column style:rel-width="2561*" fo:start-indent="0in" fo:end-indent="0.1in"/>
          <style:column style:rel-width="2705*" fo:start-indent="0.1in" fo:end-indent="0.1in"/>
          <style:column style:rel-width="2561*" fo:start-indent="0.1in" fo:end-indent="0in"/>
        </style:columns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4457*" fo:start-indent="0in" fo:end-indent="0.1in"/>
          <style:column style:rel-width="3370*" fo:start-indent="0.1in" fo:end-indent="0in"/>
        </style:columns>
      </style:section-properties>
    </style:style>
    <style:style style:name="Sect3" style:family="section">
      <style:section-properties text:dont-balance-text-columns="false" style:editable="false">
        <style:columns fo:column-count="2">
          <style:column style:rel-width="4464*" fo:start-indent="0in" fo:end-indent="0.1in"/>
          <style:column style:rel-width="3363*" fo:start-indent="0.1in" fo:end-indent="0in"/>
        </style:columns>
      </style:section-properties>
    </style:style>
    <style:style style:name="gr1" style:family="graphic">
      <style:graphic-properties svg:stroke-width="0.0201in" draw:marker-start-width="0.1689in" draw:marker-end-width="0.1689in" draw:fill="none" draw:fill-color="#ffffff" draw:textarea-horizontal-align="justify" draw:textarea-vertical-align="middle" draw:auto-grow-height="false" fo:min-height="0.7638in" fo:min-width="5.3866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width="0.0201in" draw:marker-start-width="0.1689in" draw:marker-end-width="0.1689in" draw:fill="none" draw:fill-color="#ffffff" draw:textarea-horizontal-align="justify" draw:textarea-vertical-align="middle" draw:auto-grow-height="false" fo:min-height="0.7665in" fo:min-width="5.3854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svg:stroke-width="0.0201in" draw:marker-start-width="0.1689in" draw:marker-end-width="0.1689in" draw:fill="none" draw:textarea-horizontal-align="justify" draw:textarea-vertical-align="middle" draw:auto-grow-height="false" fo:min-height="1.5425in" fo:min-width="5.339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0201in" draw:marker-start-width="0.1689in" draw:marker-end-width="0.1689in" draw:fill="none" draw:textarea-horizontal-align="justify" draw:textarea-vertical-align="middle" draw:auto-grow-height="false" fo:min-height="1.5362in" fo:min-width="5.339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0201in" draw:marker-start-width="0.1689in" draw:marker-end-width="0.1689in" draw:fill-color="#ffffff" draw:textarea-horizontal-align="justify" draw:textarea-vertical-align="middle" draw:auto-grow-height="false" fo:min-height="0.7409in" fo:min-width="5.3563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fill-color="#ffffff" draw:textarea-horizontal-align="justify" draw:textarea-vertical-align="middle" draw:auto-grow-height="false" fo:min-height="0.7409in" fo:min-width="5.356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0" text:name="py3o.payslip_item.id"/>
        <text:user-field-decl office:value-type="string" office:string-value="name" text:name="py3o.payslip_item.name"/>
        <text:user-field-decl office:value-type="string" office:string-value="code" text:name="py3o.payslip_item.code"/>
        <text:user-field-decl office:value-type="string" office:string-value="quantity" text:name="py3o.payslip_item.quantity"/>
        <text:user-field-decl office:value-type="string" office:string-value="total" text:name="py3o.payslip_item.total"/>
      </text:user-field-decls>
      <text:section text:style-name="Sect1" text:name="header_1">
        <text:p text:style-name="P69"><draw:custom-shape text:anchor-type="paragraph" draw:z-index="5" draw:name="Shape1_2" draw:style-name="gr2" draw:text-style-name="P70" svg:width="5.4898in" svg:height="0.8713in" svg:x="-0.0138in" svg:y="-0.0634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<text:p text:style-name="P66"><text:span text:style-name="T22">****** ***<text:line-break/></text:span><text:line-break/><text:span text:style-name="T18">************, (</text:span><text:span text:style-name="T19">**CP**</text:span><text:span text:style-name="T18">)<text:line-break/>**</text:span><text:span text:style-name="T19">PROV**</text:span><text:span text:style-name="T18">, **</text:span><text:span text:style-name="T19">PROV**</text:span><text:span text:style-name="T18"><text:line-break/>CUIT N.º **-********-*</text:span></text:p>
        <text:p text:style-name="P65"><text:span text:style-name="T22">RECIBO DE HABERES<text:line-break/></text:span><text:span text:style-name="T17">(Ley 20.774)</text:span><text:line-break/>- <text:span text:style-name="T25">DUPLICADO</text:span> - <text:line-break/><text:span text:style-name="T18">N.º </text:span><text:span text:style-name="T21">Liquidación</text:span><text:span text:style-name="T18">: *****<text:line-break/></text:span><text:span text:style-name="T20">Pagina: *****</text:span></text:p>
      </text:section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8">LEGAJO</text:p>
          </table:table-cell>
          <table:table-cell table:style-name="Table2.A1" office:value-type="string">
            <text:p text:style-name="P38">APELLIDO Y NOMBRES</text:p>
          </table:table-cell>
          <table:table-cell table:style-name="Table2.C1" office:value-type="string">
            <text:p text:style-name="P38">CUIL</text:p>
          </table:table-cell>
        </table:table-row>
        <table:table-row table:style-name="Table2.1"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  <table:table-cell table:style-name="Table2.C2" office:value-type="string">
            <text:p text:style-name="P54"/>
          </table:table-cell>
        </table:table-row>
        <table:table-row table:style-name="Table2.3">
          <table:table-cell table:style-name="Table2.A2" office:value-type="string">
            <text:p text:style-name="P39">C.C.T</text:p>
          </table:table-cell>
          <table:table-cell table:style-name="Table2.A2" office:value-type="string">
            <text:p text:style-name="P39">SINDICATO – CONVENIO - RAMA – CATEGORIA <text:span text:style-name="T26">C.C.T</text:span></text:p>
          </table:table-cell>
          <table:table-cell table:style-name="Table2.C2" office:value-type="string">
            <text:p text:style-name="P39">M. CONTRATACION</text:p>
          </table:table-cell>
        </table:table-row>
        <table:table-row table:style-name="Table2.1">
          <table:table-cell table:style-name="Table2.A2" office:value-type="string">
            <text:p text:style-name="P57"/>
          </table:table-cell>
          <table:table-cell table:style-name="Table2.A2" office:value-type="string">
            <text:p text:style-name="P58"/>
          </table:table-cell>
          <table:table-cell table:style-name="Table2.C2" office:value-type="string">
            <text:p text:style-name="P58"/>
          </table:table-cell>
        </table:table-row>
      </table:table>
      <text:p text:style-name="P18"/>
      <table:table table:name="Table5" table:style-name="Table5">
        <table:table-column table:style-name="Table5.A"/>
        <table:table-column table:style-name="Table5.B" table:number-columns-repeated="3"/>
        <table:table-row table:style-name="Table5.1">
          <table:table-cell table:style-name="Table5.A1" office:value-type="string">
            <text:p text:style-name="P40">FECHA INGRESO</text:p>
          </table:table-cell>
          <table:table-cell table:style-name="Table5.A1" office:value-type="string">
            <text:p text:style-name="P40">FECHA ANTIGÜEDAD</text:p>
          </table:table-cell>
          <table:table-cell table:style-name="Table5.A1" office:value-type="string">
            <text:p text:style-name="P40">MOD / BASICO</text:p>
          </table:table-cell>
          <table:table-cell table:style-name="Table5.D1" office:value-type="string">
            <text:p text:style-name="P40">TAREA</text:p>
          </table:table-cell>
        </table:table-row>
        <table:table-row table:style-name="Table5.2">
          <table:table-cell table:style-name="Table5.A2" office:value-type="string">
            <text:p text:style-name="P54"/>
          </table:table-cell>
          <table:table-cell table:style-name="Table5.A2" office:value-type="string">
            <text:p text:style-name="P54"/>
          </table:table-cell>
          <table:table-cell table:style-name="Table5.A2" office:value-type="string">
            <text:p text:style-name="P54"/>
          </table:table-cell>
          <table:table-cell table:style-name="Table5.D2" office:value-type="string">
            <text:p text:style-name="P54"/>
          </table:table-cell>
        </table:table-row>
        <table:table-row table:style-name="Table5.3">
          <table:table-cell table:style-name="Table5.A2" office:value-type="string">
            <text:p text:style-name="P40">PERIODO LIQUIDADO</text:p>
          </table:table-cell>
          <table:table-cell table:style-name="Table5.A2" office:value-type="string">
            <text:p text:style-name="P40">SUB-PERIODO</text:p>
          </table:table-cell>
          <table:table-cell table:style-name="Table5.A2" office:value-type="string">
            <text:p text:style-name="P40">ULT. APORTE JUB</text:p>
          </table:table-cell>
          <table:table-cell table:style-name="Table5.D2" office:value-type="string">
            <text:p text:style-name="P40">BANCO</text:p>
          </table:table-cell>
        </table:table-row>
        <table:table-row table:style-name="Table5.2">
          <table:table-cell table:style-name="Table5.A2" office:value-type="string">
            <text:p text:style-name="P54"/>
          </table:table-cell>
          <table:table-cell table:style-name="Table5.A2" office:value-type="string">
            <text:p text:style-name="P54"/>
          </table:table-cell>
          <table:table-cell table:style-name="Table5.A2" office:value-type="string">
            <text:p text:style-name="P54"/>
          </table:table-cell>
          <table:table-cell table:style-name="Table5.D2" office:value-type="string">
            <text:p text:style-name="P54"/>
          </table:table-cell>
        </table:table-row>
      </table:table>
      <text:p text:style-name="P18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 table:style-name="Table7.1">
          <table:table-cell table:style-name="Table7.A1" office:value-type="string">
            <text:p text:style-name="P33">COD.</text:p>
          </table:table-cell>
          <table:table-cell table:style-name="Table7.A1" office:value-type="string">
            <text:p text:style-name="P33">CONCEPTO</text:p>
          </table:table-cell>
          <table:table-cell table:style-name="Table7.A1" office:value-type="string">
            <text:p text:style-name="P52">U<text:span text:style-name="T16">nid.</text:span></text:p>
          </table:table-cell>
          <table:table-cell table:style-name="Table7.A1" office:value-type="string">
            <text:p text:style-name="P52">HABERES</text:p>
          </table:table-cell>
          <table:table-cell table:style-name="Table7.A1" office:value-type="string">
            <text:p text:style-name="P52">DESCUENTOS</text:p>
          </table:table-cell>
          <table:table-cell table:style-name="Table7.F1" office:value-type="string">
            <text:p text:style-name="P33">NO REMUN.</text:p>
          </table:table-cell>
        </table:table-row>
        <table:table-row table:style-name="Table7.1">
          <table:table-cell table:style-name="Table7.A2" table:number-columns-spanned="6" office:value-type="string">
            <text:p text:style-name="P32"><text:a xlink:type="simple" xlink:href="py3o:///for=%22payslip_item%20in%20payslip_items%22" text:style-name="Internet_20_link" text:visited-style-name="Visited_20_Internet_20_Link"><text:span text:style-name="T1">for="payslip_item in payslip_items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3" office:value-type="string">
            <text:p text:style-name="P42"/>
          </table:table-cell>
          <table:table-cell table:style-name="Table7.B3" office:value-type="string">
            <text:p text:style-name="P42"/>
          </table:table-cell>
          <table:table-cell table:style-name="Table7.C3" office:value-type="string">
            <text:p text:style-name="P42"/>
          </table:table-cell>
          <table:table-cell table:style-name="Table7.A3" office:value-type="string">
            <text:p text:style-name="P42"/>
          </table:table-cell>
          <table:table-cell table:style-name="Table7.E3" office:value-type="string">
            <text:p text:style-name="P42"/>
          </table:table-cell>
          <table:table-cell table:style-name="Table7.F3" office:value-type="string">
            <text:p text:style-name="P42"/>
          </table:table-cell>
        </table:table-row>
        <table:table-row table:style-name="Table7.1">
          <table:table-cell table:style-name="Table7.A3" office:value-type="string">
            <text:p text:style-name="P42"/>
          </table:table-cell>
          <table:table-cell table:style-name="Table7.B4" office:value-type="string">
            <text:p text:style-name="P42"/>
          </table:table-cell>
          <table:table-cell table:style-name="Table7.C4" office:value-type="string">
            <text:p text:style-name="P42"/>
          </table:table-cell>
          <table:table-cell table:style-name="Table7.A3" office:value-type="string">
            <text:p text:style-name="P42"/>
          </table:table-cell>
          <table:table-cell table:style-name="Table7.E4" office:value-type="string">
            <text:p text:style-name="P42"/>
          </table:table-cell>
          <table:table-cell table:style-name="Table7.F4" office:value-type="string">
            <text:p text:style-name="P42"/>
          </table:table-cell>
        </table:table-row>
        <table:table-row table:style-name="Table7.1">
          <table:table-cell table:style-name="Table7.A5" office:value-type="string">
            <text:p text:style-name="P42"/>
          </table:table-cell>
          <table:table-cell table:style-name="Table7.B5" office:value-type="string">
            <text:p text:style-name="P42"/>
          </table:table-cell>
          <table:table-cell table:style-name="Table7.C5" office:value-type="string">
            <text:p text:style-name="P42"/>
          </table:table-cell>
          <table:table-cell table:style-name="Table7.A5" office:value-type="string">
            <text:p text:style-name="P42"/>
          </table:table-cell>
          <table:table-cell table:style-name="Table7.E5" office:value-type="string">
            <text:p text:style-name="P42"/>
          </table:table-cell>
          <table:table-cell table:style-name="Table7.F5" office:value-type="string">
            <text:p text:style-name="P42"/>
          </table:table-cell>
        </table:table-row>
        <table:table-row table:style-name="Table7.1">
          <table:table-cell table:style-name="Table7.A2" table:number-columns-spanned="6" office:value-type="string">
            <text:p text:style-name="P32"><text:a xlink:type="simple" xlink:href="py3o:///for" text:style-name="Internet_20_link" text:visited-style-name="Visited_20_Internet_20_Link"><text:span text:style-name="T2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7">
          <table:table-cell table:style-name="Table7.A2" table:number-columns-spanned="3" office:value-type="string">
            <text:p text:style-name="P35">SUBTOTALES</text:p>
          </table:table-cell>
          <table:covered-table-cell/>
          <table:covered-table-cell/>
          <table:table-cell table:style-name="Table7.A2" office:value-type="string">
            <text:p text:style-name="P42"/>
          </table:table-cell>
          <table:table-cell table:style-name="Table7.A2" office:value-type="string">
            <text:p text:style-name="P42"/>
          </table:table-cell>
          <table:table-cell table:style-name="Table7.A2" office:value-type="string">
            <text:p text:style-name="P42"/>
          </table:table-cell>
        </table:table-row>
        <table:table-row table:style-name="Table7.8">
          <table:table-cell table:style-name="Table7.A8" table:number-columns-spanned="3" office:value-type="string">
            <text:p text:style-name="P35">IMPORTE NETO</text:p>
          </table:table-cell>
          <table:covered-table-cell/>
          <table:covered-table-cell/>
          <table:table-cell table:style-name="Table7.D8" table:number-columns-spanned="3" office:value-type="string">
            <text:p text:style-name="P42"/>
          </table:table-cell>
          <table:covered-table-cell/>
          <table:covered-table-cell/>
        </table:table-row>
      </table:table>
      <text:p text:style-name="P6"><draw:custom-shape text:anchor-type="paragraph" draw:z-index="0" draw:name="Shape1" draw:style-name="gr6" draw:text-style-name="P72" svg:width="5.4358in" svg:height="0.8205in" svg:x="-0.0138in" svg:y="0.0673in"><text:p><text:span text:style-name="T31">El presente es duplicado del recibo original</text:span><text:span text:style-name="T31"><text:line-break/></text:span><text:span text:style-name="T31">que obra en nuestro poder firmado por el </text:span></text:p><text:p><text:span text:style-name="T31">Empleado.(S.E.U.O – Salvo error o omisión)</text:span></text:p><text:p text:style-name="P73"><text:span text:style-name="T32">-----------------------------------</text:span><text:span text:style-name="T32"><text:line-break/></text:span><text:span text:style-name="T32">FIRMA DEL EMPLEADO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1_0" draw:style-name="gr5" draw:text-style-name="P72" svg:width="5.4358in" svg:height="0.8205in" svg:x="-0.0138in" svg:y="0.0673in"><text:p><text:span text:style-name="T30">El presente es duplicado del recibo original</text:span><text:span text:style-name="T30"><text:line-break/></text:span><text:span text:style-name="T30">que obra en nuestro poder firmado por el </text:span></text:p><text:p><text:span text:style-name="T30">Empleado.(S.E.U.O – Salvo error o omisión).</text:span></text:p><text:p text:style-name="P73"><text:span text:style-name="T32">-----------------------------------</text:span><text:span text:style-name="T32"><text:line-break/></text:span><text:span text:style-name="T32">FIRMA DEL EMPLEADO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Shape1_1" draw:style-name="gr5" draw:text-style-name="P72" svg:width="5.4358in" svg:height="0.8205in" svg:x="5.6299in" svg:y="0.0673in"><text:p><text:span text:style-name="T30">Recibí conforme la suma de </text:span><text:span text:style-name="T30"><text:line-break/></text:span><text:span text:style-name="T30">en concepto de mis haberes correspondientes</text:span></text:p><text:p><text:span text:style-name="T30">al periodo indicado y según la presente </text:span></text:p><text:p><text:span text:style-name="T30">liquidación Dejo constancia de haber </text:span><text:span text:style-name="T31"><text:tab/></text:span><text:span text:style-name="T31"><text:tab/></text:span><text:span text:style-name="T32">-----------------------------------</text:span></text:p><text:p><text:span text:style-name="T30">recibido duplicado del presente recibo.</text:span><text:span text:style-name="T31"><text:tab/></text:span><text:span text:style-name="T31"><text:tab/></text:span><text:span text:style-name="T31"><text:tab/></text:span><text:span text:style-name="T31"> </text:span><text:span text:style-name="T32"><text:s/>FIRMA DEL EMPLEADO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6"><draw:custom-shape text:anchor-type="paragraph" draw:z-index="6" draw:name="Shape1_3" draw:style-name="gr1" draw:text-style-name="P70" svg:width="5.4898in" svg:height="0.8669in" svg:x="-0.0283in" svg:y="-0.045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section text:style-name="Sect1" text:name="header_1_1">
        <text:p text:style-name="P25"/>
        <text:p text:style-name="P67"><text:span text:style-name="T22">****** ***</text:span><text:span text:style-name="T23"><text:line-break/></text:span><text:span text:style-name="T18"><text:line-break/>************, (</text:span><text:span text:style-name="T19">**CP**</text:span><text:span text:style-name="T18">)<text:line-break/>**</text:span><text:span text:style-name="T19">PROV**</text:span><text:span text:style-name="T18">, **</text:span><text:span text:style-name="T19">PROV**</text:span><text:span text:style-name="T18"><text:line-break/>CUIT N.º **-********-*</text:span></text:p>
        <text:p text:style-name="P68"><text:span text:style-name="T22">RECIBO DE HABERES</text:span><text:span text:style-name="T23"><text:line-break/></text:span><text:span text:style-name="T17">(Ley 20.774)</text:span><text:span text:style-name="T18"><text:line-break/></text:span>- <text:span text:style-name="T25">ORIGINAL</text:span> - <text:span text:style-name="T18"><text:line-break/>N.º </text:span><text:span text:style-name="T21">Liquidación</text:span><text:span text:style-name="T18">: *****<text:line-break/></text:span><text:span text:style-name="T20">Pagina: *****</text:span></text:p>
      </text:section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38">LEGAJO</text:p>
          </table:table-cell>
          <table:table-cell table:style-name="Table6.A1" office:value-type="string">
            <text:p text:style-name="P38">APELLIDO Y NOMBRES</text:p>
          </table:table-cell>
          <table:table-cell table:style-name="Table6.C1" office:value-type="string">
            <text:p text:style-name="P38">CUIL</text:p>
          </table:table-cell>
        </table:table-row>
        <table:table-row table:style-name="Table6.1">
          <table:table-cell table:style-name="Table6.A2" office:value-type="string">
            <text:p text:style-name="P54"/>
          </table:table-cell>
          <table:table-cell table:style-name="Table6.A2" office:value-type="string">
            <text:p text:style-name="P54"/>
          </table:table-cell>
          <table:table-cell table:style-name="Table6.C2" office:value-type="string">
            <text:p text:style-name="P54"/>
          </table:table-cell>
        </table:table-row>
        <table:table-row table:style-name="Table6.3">
          <table:table-cell table:style-name="Table6.A2" office:value-type="string">
            <text:p text:style-name="P39">C.C.T</text:p>
          </table:table-cell>
          <table:table-cell table:style-name="Table6.A2" office:value-type="string">
            <text:p text:style-name="P39">SINDICATO – CONVENIO - RAMA – CATEGORIA <text:span text:style-name="T26">C.C.T</text:span></text:p>
          </table:table-cell>
          <table:table-cell table:style-name="Table6.C2" office:value-type="string">
            <text:p text:style-name="P39">M.<text:span text:style-name="T27">CONTRATACION</text:span></text:p>
          </table:table-cell>
        </table:table-row>
        <table:table-row table:style-name="Table6.1">
          <table:table-cell table:style-name="Table6.A2" office:value-type="string">
            <text:p text:style-name="P57"/>
          </table:table-cell>
          <table:table-cell table:style-name="Table6.A2" office:value-type="string">
            <text:p text:style-name="P58"/>
          </table:table-cell>
          <table:table-cell table:style-name="Table6.C2" office:value-type="string">
            <text:p text:style-name="P58"/>
          </table:table-cell>
        </table:table-row>
      </table:table>
      <text:p text:style-name="P18"/>
      <table:table table:name="Table1" table:style-name="Table1">
        <table:table-column table:style-name="Table1.A"/>
        <table:table-column table:style-name="Table1.B" table:number-columns-repeated="3"/>
        <table:table-row table:style-name="Table1.1">
          <table:table-cell table:style-name="Table1.A1" office:value-type="string">
            <text:p text:style-name="P41">FECHA INGRESO</text:p>
          </table:table-cell>
          <table:table-cell table:style-name="Table1.A1" office:value-type="string">
            <text:p text:style-name="P41">FECHA ANTIGÜEDAD</text:p>
          </table:table-cell>
          <table:table-cell table:style-name="Table1.A1" office:value-type="string">
            <text:p text:style-name="P41">MOD / BASICO</text:p>
          </table:table-cell>
          <table:table-cell table:style-name="Table1.D1" office:value-type="string">
            <text:p text:style-name="P41">TAREA</text:p>
          </table:table-cell>
        </table:table-row>
        <table:table-row table:style-name="Table1.2"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55"/>
          </table:table-cell>
          <table:table-cell table:style-name="Table1.D2" office:value-type="string">
            <text:p text:style-name="P55"/>
          </table:table-cell>
        </table:table-row>
        <table:table-row table:style-name="Table1.3">
          <table:table-cell table:style-name="Table1.A2" office:value-type="string">
            <text:p text:style-name="P41">PERIODO LIQUIDADO</text:p>
          </table:table-cell>
          <table:table-cell table:style-name="Table1.A2" office:value-type="string">
            <text:p text:style-name="P41">SUB-PERIODO</text:p>
          </table:table-cell>
          <table:table-cell table:style-name="Table1.A2" office:value-type="string">
            <text:p text:style-name="P41">ULT. APORTE JUB</text:p>
          </table:table-cell>
          <table:table-cell table:style-name="Table1.D2" office:value-type="string">
            <text:p text:style-name="P41">BANCO</text:p>
          </table:table-cell>
        </table:table-row>
        <table:table-row table:style-name="Table1.2"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55"/>
          </table:table-cell>
          <table:table-cell table:style-name="Table1.D2" office:value-type="string">
            <text:p text:style-name="P55"/>
          </table:table-cell>
        </table:table-row>
      </table:table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34">COD.</text:p>
          </table:table-cell>
          <table:table-cell table:style-name="Table3.A1" office:value-type="string">
            <text:p text:style-name="P34">CONCEPTO</text:p>
          </table:table-cell>
          <table:table-cell table:style-name="Table3.A1" office:value-type="string">
            <text:p text:style-name="P37">U<text:span text:style-name="T16">nid.</text:span></text:p>
          </table:table-cell>
          <table:table-cell table:style-name="Table3.A1" office:value-type="string">
            <text:p text:style-name="P34">HABERES</text:p>
          </table:table-cell>
          <table:table-cell table:style-name="Table3.A1" office:value-type="string">
            <text:p text:style-name="P34">DESCUENTOS</text:p>
          </table:table-cell>
          <table:table-cell table:style-name="Table3.F1" office:value-type="string">
            <text:p text:style-name="P34">NO REMUN.</text:p>
          </table:table-cell>
        </table:table-row>
        <table:table-row table:style-name="Table3.2">
          <table:table-cell table:style-name="Table3.A2" table:number-columns-spanned="6" office:value-type="string">
            <text:p text:style-name="P64"><text:a xlink:type="simple" xlink:href="py3o:///for=%22item%20in%20items%22" text:style-name="Internet_20_link" text:visited-style-name="Visited_20_Internet_20_Link"><text:span text:style-name="T7">for="item in items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3" office:value-type="string">
            <text:p text:style-name="P53"/>
          </table:table-cell>
          <table:table-cell table:style-name="Table3.B3" office:value-type="string">
            <text:p text:style-name="P53"/>
          </table:table-cell>
          <table:table-cell table:style-name="Table3.C3" office:value-type="string">
            <text:p text:style-name="P53"/>
          </table:table-cell>
          <table:table-cell table:style-name="Table3.D3" office:value-type="string">
            <text:p text:style-name="P53"/>
          </table:table-cell>
          <table:table-cell table:style-name="Table3.E3" office:value-type="string">
            <text:p text:style-name="P53"/>
          </table:table-cell>
          <table:table-cell table:style-name="Table3.F3" office:value-type="string">
            <text:p text:style-name="P53"/>
          </table:table-cell>
        </table:table-row>
        <table:table-row table:style-name="Table3.2">
          <table:table-cell table:style-name="Table3.A2" table:number-columns-spanned="6" office:value-type="string">
            <text:p text:style-name="P64"><text:a xlink:type="simple" xlink:href="py3o:///for" text:style-name="Internet_20_link" text:visited-style-name="Visited_20_Internet_20_Link"><text:span text:style-name="T7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5" table:number-columns-spanned="3" office:value-type="string">
            <text:p text:style-name="P36">SUBTOTALES</text:p>
          </table:table-cell>
          <table:covered-table-cell/>
          <table:covered-table-cell/>
          <table:table-cell table:style-name="Table3.D5" office:value-type="string">
            <text:p text:style-name="P56"/>
          </table:table-cell>
          <table:table-cell table:style-name="Table3.E5" office:value-type="string">
            <text:p text:style-name="P56"/>
          </table:table-cell>
          <table:table-cell table:style-name="Table3.F5" office:value-type="string">
            <text:p text:style-name="P56"/>
          </table:table-cell>
        </table:table-row>
        <table:table-row table:style-name="Table3.1">
          <table:table-cell table:style-name="Table3.A6" table:number-columns-spanned="3" office:value-type="string">
            <text:p text:style-name="P36">IMPORTE NETO</text:p>
          </table:table-cell>
          <table:covered-table-cell/>
          <table:covered-table-cell/>
          <table:table-cell table:style-name="Table3.D6" table:number-columns-spanned="3" office:value-type="string">
            <text:p text:style-name="P56"/>
          </table:table-cell>
          <table:covered-table-cell/>
          <table:covered-table-cell/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7"><draw:custom-shape text:anchor-type="paragraph" draw:z-index="3" draw:name="Shape2" draw:style-name="gr4" draw:text-style-name="P71" svg:width="5.5268in" svg:height="1.724in" svg:x="-0.0508in" svg:y="-0.0035in"><text:p/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section text:style-name="Sect2" text:name="Section1">
        <text:p text:style-name="P3"><text:span text:style-name="T8">Empleado</text:span><text:span text:style-name="T9">: </text:span><text:span text:style-name="T12">**********************************</text:span></text:p>
        <text:p text:style-name="P3"><text:span text:style-name="T10"><text:tab/> <text:s text:c="2"/>CUIL: </text:span><text:span text:style-name="T13">**-********-* </text:span><text:span text:style-name="T10">DNI:</text:span><text:span text:style-name="T13"> ********</text:span><text:span text:style-name="T12"><text:line-break/></text:span><text:span text:style-name="T8">Dir. Registrada: </text:span><text:span text:style-name="T12">**************************<text:line-break/></text:span><text:span text:style-name="T10">Fecha de Nacimiento:</text:span><text:span text:style-name="T13"> **/**/**** </text:span><text:span text:style-name="T10">Edad:</text:span><text:span text:style-name="T13"> ***</text:span></text:p>
        <text:p text:style-name="P3"><text:span text:style-name="T12"><text:line-break/></text:span><text:span text:style-name="T8">Contrato: </text:span><text:span text:style-name="T12">**********************************</text:span><text:span text:style-name="T11"><text:line-break/></text:span><text:span text:style-name="T8">Modalidad Contratación: </text:span><text:span text:style-name="T12">********************</text:span></text:p>
        <text:p text:style-name="P13"><text:span text:style-name="T2">Condición:</text:span> *********************************</text:p>
        <text:p text:style-name="P14"><text:span text:style-name="T2">Modalidad Pago:</text:span> ****************************</text:p>
        <text:p text:style-name="P8">Obra Social: <text:span text:style-name="T18">*******************************</text:span></text:p>
        <text:p text:style-name="P23"><text:span text:style-name="T3">Fecha Ingreso: </text:span><text:span text:style-name="T28">**/**/****</text:span></text:p>
        <text:p text:style-name="P10"><text:span text:style-name="T3">Fecha Antigüedad: </text:span><text:span text:style-name="T28">**/**/****</text:span></text:p>
        <text:p text:style-name="P11"><text:span text:style-name="T3">Fin Periodo Prueba:</text:span><text:span text:style-name="T28"> **/**/****</text:span></text:p>
        <text:p text:style-name="P11"><text:span text:style-name="T4">F</text:span><text:span text:style-name="T3">echa Cese:</text:span><text:span text:style-name="T28"> **/**/****</text:span></text:p>
        <text:p text:style-name="P9"><text:span text:style-name="T2">Antigüedad:</text:span> ** año(s)<text:span text:style-name="T28"><text:line-break/></text:span><text:span text:style-name="T3">Cod. Siniestrado: </text:span><text:span text:style-name="T28">****</text:span></text:p>
        <text:p text:style-name="P11"><text:span text:style-name="T2">Sit. Revista </text:span><text:span text:style-name="T3">1</text:span><text:span text:style-name="T2">: </text:span>******<text:line-break/><text:span text:style-name="T3">Sit. Revista 2:</text:span><text:span text:style-name="T28"> ******<text:line-break/></text:span><text:span text:style-name="T3">Sit. Revista 3:</text:span><text:span text:style-name="T28"> ******</text:span></text:p>
        <text:p text:style-name="P14"><text:span text:style-name="T2">SVCO:</text:span> Si <text:span text:style-name="T2">CCT: </text:span>Si</text:p>
      </text:section>
      <text:p text:style-name="P21"><text:span text:style-name="T5">* La anterior información se muestra a fines informativos y no es parte relevante de la presente liquidación. </text:span><text:span text:style-name="T6">Si desea actualizar sus datos, informarlo a Administracion.</text:span></text:p>
      <text:p text:style-name="P19"><text:span text:style-name="T5"/></text:p>
      <text:p text:style-name="P19"><text:span text:style-name="T5"/></text:p>
      <text:p text:style-name="P19"><text:span text:style-name="T5"/></text:p>
      <table:table table:name="Table4" table:style-name="Table4" table:template-name="table_layout_report">
        <table:table-column table:style-name="Table4.A"/>
        <table:table-column table:style-name="Table4.B"/>
        <table:table-column table:style-name="Table4.C" table:number-columns-repeated="2"/>
        <table:table-row table:style-name="TableLine140330924465952">
          <table:table-cell table:style-name="Table4.A1" table:number-columns-spanned="4" office:value-type="string">
            <text:p text:style-name="P46">DETALLE DE DIAS TRABAJADOS – PRESENTES EN LIQUIDACION</text:p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46">CODIGO</text:p>
          </table:table-cell>
          <table:table-cell table:style-name="Table4.B2" office:value-type="string">
            <text:p text:style-name="P44">DESCRIPCION</text:p>
          </table:table-cell>
          <table:table-cell table:style-name="Table4.B2" office:value-type="string">
            <text:p text:style-name="P46">DIAS <text:line-break/>LIQUIDADOS</text:p>
          </table:table-cell>
          <table:table-cell table:style-name="Table4.D2" office:value-type="string">
            <text:p text:style-name="P44">HORAS LIQUIDADAS</text:p>
          </table:table-cell>
        </table:table-row>
        <table:table-row table:style-name="Table4.2">
          <table:table-cell table:style-name="Table4.A3" table:number-columns-spanned="4" office:value-type="string">
            <text:p text:style-name="P46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4" office:value-type="string">
            <text:p text:style-name="P46"/>
          </table:table-cell>
          <table:table-cell table:style-name="Table4.A4" office:value-type="string">
            <text:p text:style-name="P42"/>
          </table:table-cell>
          <table:table-cell table:style-name="Table4.C4" office:value-type="string">
            <text:p text:style-name="P42"/>
          </table:table-cell>
          <table:table-cell table:style-name="Table4.D4" office:value-type="string">
            <text:p text:style-name="P42"/>
          </table:table-cell>
        </table:table-row>
        <table:table-row table:style-name="Table4.2">
          <table:table-cell table:style-name="Table4.A3" table:number-columns-spanned="4" office:value-type="string">
            <text:p text:style-name="P46"/>
          </table:table-cell>
          <table:covered-table-cell/>
          <table:covered-table-cell/>
          <table:covered-table-cell/>
        </table:table-row>
        <table:table-row table:style-name="TableLine140330924465952">
          <table:table-cell table:style-name="Table4.A6" table:number-columns-spanned="2" office:value-type="string">
            <text:p text:style-name="P48">TOTALES</text:p>
          </table:table-cell>
          <table:covered-table-cell/>
          <table:table-cell table:style-name="Table4.C6" office:value-type="string">
            <text:p text:style-name="P42"/>
          </table:table-cell>
          <table:table-cell table:style-name="Table4.D6" office:value-type="string">
            <text:p text:style-name="P42"/>
          </table:table-cell>
        </table:table-row>
      </table:table>
      <text:p text:style-name="P16"/>
      <text:p text:style-name="P17"/>
      <text:p text:style-name="P28"/>
      <text:p text:style-name="P16"/>
      <text:p text:style-name="P29"><draw:custom-shape text:anchor-type="paragraph" draw:z-index="4" draw:name="Shape2_0" draw:style-name="gr3" draw:text-style-name="P71" svg:width="5.5268in" svg:height="1.7303in" svg:x="-0.0465in" svg:y="-0.009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section text:style-name="Sect3" text:name="Section2">
        <text:p text:style-name="P4"><text:span text:style-name="T8">Empleado</text:span><text:span text:style-name="T9">: </text:span><text:span text:style-name="T12">**********************************</text:span></text:p>
        <text:p text:style-name="P4"><text:span text:style-name="T10"><text:tab/> <text:s text:c="2"/>CUIL: </text:span><text:span text:style-name="T13">**-********-* </text:span><text:span text:style-name="T10">DNI:</text:span><text:span text:style-name="T13"> ********</text:span><text:span text:style-name="T12"><text:line-break/></text:span><text:span text:style-name="T8">Dir. Registrada: </text:span><text:span text:style-name="T12">**************************<text:line-break/></text:span><text:span text:style-name="T10">Fecha de Nacimiento:</text:span><text:span text:style-name="T13"> **/**/**** </text:span><text:span text:style-name="T10">Edad:</text:span><text:span text:style-name="T13"> ***<text:line-break/></text:span><text:span text:style-name="T12"><text:line-break/></text:span><text:span text:style-name="T8">Contrato: </text:span><text:span text:style-name="T12">**********************************</text:span><text:span text:style-name="T11"><text:line-break/></text:span><text:span text:style-name="T8">Modalidad Contratación: </text:span><text:span text:style-name="T12">********************<text:line-break/></text:span><text:span text:style-name="T8">Condición:</text:span><text:span text:style-name="T12"> *********************************</text:span></text:p>
        <text:p text:style-name="P15"><text:span text:style-name="T2">Modalidad Pago:</text:span> ****************************<text:line-break/><text:span text:style-name="T3">Obra Social: </text:span><text:span text:style-name="T28">*******************************</text:span></text:p>
        <text:p text:style-name="P24"><text:span text:style-name="T3">Fecha Ingreso: </text:span><text:span text:style-name="T28">**/**/****</text:span><text:span text:style-name="T3"><text:line-break/>Fecha Antigüedad: </text:span><text:span text:style-name="T28">**/**/****</text:span></text:p>
        <text:p text:style-name="P12"><text:span text:style-name="T3">Fin Periodo Prueba:</text:span><text:span text:style-name="T28"> **/**/****</text:span></text:p>
        <text:p text:style-name="P12"><text:span text:style-name="T4">F</text:span><text:span text:style-name="T3">echa Cese:</text:span><text:span text:style-name="T28"> **/**/****</text:span></text:p>
        <text:p text:style-name="P12"><text:span text:style-name="T2">Antigüedad:</text:span> ** año(s)<text:span text:style-name="T28"><text:line-break/></text:span><text:span text:style-name="T3">Cod. Siniestrado: </text:span><text:span text:style-name="T28">****</text:span></text:p>
        <text:p text:style-name="P12"><text:span text:style-name="T2">Sit. Revista </text:span><text:span text:style-name="T3">1</text:span><text:span text:style-name="T2">: </text:span>******<text:line-break/><text:span text:style-name="T3">Sit. Revista 2:</text:span><text:span text:style-name="T28"> ******<text:line-break/></text:span><text:span text:style-name="T3">Sit. Revista 3:</text:span><text:span text:style-name="T28"> ******</text:span></text:p>
        <text:p text:style-name="P5"><text:span text:style-name="T14">SVCO:</text:span><text:span text:style-name="T15"> Si </text:span><text:span text:style-name="T14">CCT: </text:span><text:span text:style-name="T15">Si</text:span></text:p>
      </text:section>
      <text:p text:style-name="P22"><text:span text:style-name="T5">* La anterior información se muestra a fines informativos y no es parte relevante de la presente liquidación. </text:span><text:span text:style-name="T6">Si desea actualizar sus datos, informarlo a Administracion.</text:span></text:p>
      <text:p text:style-name="P22"><text:span text:style-name="T6"/></text:p>
      <text:p text:style-name="P20"><text:span text:style-name="T6"/></text:p>
      <text:p text:style-name="P20"><text:span text:style-name="T6"/></text:p>
      <table:table table:name="Table8" table:style-name="Table8">
        <table:table-column table:style-name="Table8.A"/>
        <table:table-column table:style-name="Table8.B"/>
        <table:table-column table:style-name="Table8.C" table:number-columns-repeated="2"/>
        <table:table-row table:style-name="TableLine140330930818384">
          <table:table-cell table:style-name="Table8.A1" table:number-columns-spanned="4" office:value-type="string">
            <text:p text:style-name="P47"><text:span text:style-name="T29">DETALLE DATOS DE LIQUIDACION</text:span> </text:p>
          </table:table-cell>
          <table:covered-table-cell/>
          <table:covered-table-cell/>
          <table:covered-table-cell/>
        </table:table-row>
        <table:table-row table:style-name="Table8.2">
          <table:table-cell table:style-name="Table8.A2" office:value-type="string">
            <text:p text:style-name="P47">CODIGO</text:p>
          </table:table-cell>
          <table:table-cell table:style-name="Table8.B2" office:value-type="string">
            <text:p text:style-name="P45">DESCRIPCION</text:p>
          </table:table-cell>
          <table:table-cell table:style-name="Table8.B2" office:value-type="string">
            <text:p text:style-name="P47">DIAS <text:line-break/>LIQUIDADOS</text:p>
          </table:table-cell>
          <table:table-cell table:style-name="Table8.D2" office:value-type="string">
            <text:p text:style-name="P45">HORAS LIQUIDADAS</text:p>
          </table:table-cell>
        </table:table-row>
        <table:table-row table:style-name="Table8.2">
          <table:table-cell table:style-name="Table8.A3" table:number-columns-spanned="4" office:value-type="string">
            <text:p text:style-name="P47"/>
          </table:table-cell>
          <table:covered-table-cell/>
          <table:covered-table-cell/>
          <table:covered-table-cell/>
        </table:table-row>
        <table:table-row table:style-name="Table8.2">
          <table:table-cell table:style-name="Table8.A4" office:value-type="string">
            <text:p text:style-name="P47"/>
          </table:table-cell>
          <table:table-cell table:style-name="Table8.A4" office:value-type="string">
            <text:p text:style-name="P43"/>
          </table:table-cell>
          <table:table-cell table:style-name="Table8.C4" office:value-type="string">
            <text:p text:style-name="P43"/>
          </table:table-cell>
          <table:table-cell table:style-name="Table8.D4" office:value-type="string">
            <text:p text:style-name="P43"/>
          </table:table-cell>
        </table:table-row>
        <table:table-row table:style-name="Table8.2">
          <table:table-cell table:style-name="Table8.A3" table:number-columns-spanned="4" office:value-type="string">
            <text:p text:style-name="P47"/>
          </table:table-cell>
          <table:covered-table-cell/>
          <table:covered-table-cell/>
          <table:covered-table-cell/>
        </table:table-row>
        <table:table-row table:style-name="TableLine140330930818384">
          <table:table-cell table:style-name="Table8.A6" table:number-columns-spanned="2" office:value-type="string">
            <text:p text:style-name="P49">TOTALES</text:p>
          </table:table-cell>
          <table:covered-table-cell/>
          <table:table-cell table:style-name="Table8.C6" office:value-type="string">
            <text:p text:style-name="P43"/>
          </table:table-cell>
          <table:table-cell table:style-name="Table8.D6" office:value-type="string">
            <text:p text:style-name="P4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Montserrat" svg:font-family="Montserrat" style:font-pitch="variable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5453in" style:type="center"/>
          <style:tab-stop style:position="11.090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5453in" style:type="center"/>
          <style:tab-stop style:position="11.090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.5453in" style:type="center"/>
          <style:tab-stop style:position="11.090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5.5453in" style:type="center"/>
          <style:tab-stop style:position="11.090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table_5f_layout_5f_report.1" style:display-name="table_layout_report.1" style:family="table-cell">
      <style:table-cell-properties fo:background-color="#fff5ce" fo:border-left="0.51pt solid #000000" fo:border-top="0.51pt solid #000000" fo:border-bottom="0.51pt solid #000000"/>
      <style:paragraph-properties fo:text-align="center"/>
      <style:text-properties fo:font-size="8pt" fo:font-weight="bold" style:font-name="Courier New" fo:font-family="'Courier New'" style:font-family-generic="modern" style:font-size-asian="8pt" style:font-weight-asian="bold" style:font-name-asian="Songti SC" style:font-family-asian="'Songti SC'" style:font-size-complex="8pt" style:font-weight-complex="bold" style:font-name-complex="Arial Unicode MS" style:font-family-complex="'Arial Unicode MS'"/>
    </style:style>
    <style:style style:name="table_5f_layout_5f_report.2" style:display-name="table_layout_report.2" style:family="table-cell">
      <style:table-cell-properties fo:background-color="#dddddd" fo:border-left="0.51pt solid #000000" fo:border-right="0.51pt solid #000000" fo:border-bottom="0.51pt solid #000000"/>
      <style:paragraph-properties fo:text-align="center"/>
      <style:text-properties fo:font-size="8pt" fo:font-weight="bold" style:font-name="Courier New" fo:font-family="'Courier New'" style:font-family-generic="modern" style:font-size-asian="8pt" style:font-weight-asian="bold" style:font-name-asian="Songti SC" style:font-family-asian="'Songti SC'" style:font-size-complex="8pt" style:font-weight-complex="bold" style:font-name-complex="Arial Unicode MS" style:font-family-complex="'Arial Unicode MS'"/>
    </style:style>
    <style:style style:name="table_5f_layout_5f_report.3" style:display-name="table_layout_report.3" style:family="table-cell">
      <style:table-cell-properties fo:border-left="0.51pt solid #000000" fo:border-right="0.51pt solid #000000" fo:border-bottom="0.51pt solid #000000" style:vertical-align="middle"/>
      <style:paragraph-properties fo:text-align="center"/>
      <style:text-properties style:font-name-asian="Songti SC" style:font-family-asian="'Songti SC'" style:font-name-complex="Arial Unicode MS" style:font-family-complex="'Arial Unicode MS'"/>
    </style:style>
    <style:style style:name="table_5f_layout_5f_report.4" style:display-name="table_layout_report.4" style:family="table-cell">
      <style:table-cell-properties fo:border-left="0.51pt solid #000000" fo:border-right="0.51pt solid #000000" fo:border-bottom="0.51pt solid #000000" style:vertical-align="middle"/>
      <style:paragraph-properties fo:text-align="center"/>
      <style:text-properties style:font-name-asian="Songti SC" style:font-family-asian="'Songti SC'" style:font-name-complex="Arial Unicode MS" style:font-family-complex="'Arial Unicode MS'"/>
    </style:style>
    <style:style style:name="table_5f_layout_5f_report.5" style:display-name="table_layout_report.5" style:family="table-cell">
      <style:table-cell-properties fo:border-left="0.51pt solid #000000" fo:border-right="0.51pt solid #000000" fo:border-bottom="0.51pt solid #000000" style:vertical-align="middle"/>
      <style:paragraph-properties fo:text-align="center"/>
      <style:text-properties style:font-name-asian="Songti SC" style:font-family-asian="'Songti SC'" style:font-name-complex="Arial Unicode MS" style:font-family-complex="'Arial Unicode MS'"/>
    </style:style>
    <style:style style:name="table_5f_layout_5f_report.6" style:display-name="table_layout_report.6" style:family="table-cell">
      <style:table-cell-properties fo:border-left="0.51pt solid #000000" fo:border-bottom="0.51pt solid #000000" style:vertical-align="middle"/>
      <style:paragraph-properties fo:text-align="center"/>
      <style:text-properties fo:font-size="8pt" fo:font-weight="bold" style:font-name="Courier New" fo:font-family="'Courier New'" style:font-family-generic="modern" style:font-size-asian="8pt" style:font-weight-asian="bold" style:font-name-asian="Songti SC" style:font-family-asian="'Songti SC'" style:font-size-complex="8pt" style:font-weight-complex="bold" style:font-name-complex="Arial Unicode MS" style:font-family-complex="'Arial Unicode MS'"/>
    </style:style>
    <style:style style:name="table_5f_layout_5f_report.7" style:display-name="table_layout_report.7" style:family="table-cell">
      <style:table-cell-properties fo:border-left="0.51pt solid #000000" fo:border-right="0.51pt solid #000000" fo:border-bottom="0.51pt solid #000000" style:vertical-align="middle"/>
      <style:paragraph-properties fo:text-align="center"/>
      <style:text-properties style:font-name-asian="Songti SC" style:font-family-asian="'Songti SC'" style:font-name-complex="Arial Unicode MS" style:font-family-complex="'Arial Unicode MS'"/>
    </style:style>
    <style:style style:name="table_5f_layout_5f_report.8" style:display-name="table_layout_report.8" style:family="table-cell">
      <style:table-cell-properties fo:border-left="0.51pt solid #000000" fo:border-bottom="0.51pt solid #000000"/>
      <style:paragraph-properties fo:text-align="center"/>
      <style:text-properties fo:font-size="8pt" fo:font-weight="bold" style:font-name="Courier New" fo:font-family="'Courier New'" style:font-family-generic="modern" style:font-size-asian="8pt" style:font-weight-asian="bold" style:font-name-asian="Songti SC" style:font-family-asian="'Songti SC'" style:font-size-complex="8pt" style:font-weight-complex="bold" style:font-name-complex="Arial Unicode MS" style:font-family-complex="'Arial Unicode MS'"/>
    </style:style>
    <style:style style:name="table_5f_layout_5f_report.9" style:display-name="table_layout_report.9" style:family="table-cell">
      <style:table-cell-properties fo:border-left="0.51pt solid #000000" fo:border-bottom="0.51pt solid #000000"/>
      <style:paragraph-properties fo:text-align="center"/>
      <style:text-properties fo:font-size="8pt" fo:font-weight="bold" style:font-name="Courier New" fo:font-family="'Courier New'" style:font-family-generic="modern" style:font-size-asian="8pt" style:font-weight-asian="bold" style:font-name-asian="Songti SC" style:font-family-asian="'Songti SC'" style:font-size-complex="8pt" style:font-weight-complex="bold" style:font-name-complex="Arial Unicode MS" style:font-family-complex="'Arial Unicode MS'"/>
    </style:style>
    <style:style style:name="table_5f_layout_5f_report.10" style:display-name="table_layout_report.10" style:family="table-cell">
      <style:table-cell-properties fo:border-left="0.51pt solid #000000" fo:border-right="0.51pt solid #000000" fo:border-bottom="0.51pt solid #000000"/>
      <style:paragraph-properties fo:text-align="center"/>
      <style:text-properties fo:font-size="8pt" fo:font-weight="bold" style:font-name="Courier New" fo:font-family="'Courier New'" style:font-family-generic="modern" style:font-size-asian="8pt" style:font-weight-asian="bold" style:font-name-asian="Songti SC" style:font-family-asian="'Songti SC'" style:font-size-complex="8pt" style:font-weight-complex="bold" style:font-name-complex="Arial Unicode MS" style:font-family-complex="'Arial Unicode MS'"/>
    </style:style>
    <style:style style:name="table_5f_layout_5f_report.11" style:display-name="table_layout_report.11" style:family="table-cell">
      <style:table-cell-properties fo:background-color="#fff5ce" fo:border-left="0.51pt solid #000000" fo:border-top="0.51pt solid #000000" fo:border-bottom="0.51pt solid #000000"/>
      <style:paragraph-properties fo:text-align="center"/>
      <style:text-properties fo:font-size="8pt" fo:font-weight="bold" style:font-name="Courier New" fo:font-family="'Courier New'" style:font-family-generic="modern" style:font-size-asian="8pt" style:font-weight-asian="bold" style:font-name-asian="Songti SC" style:font-family-asian="'Songti SC'" style:font-size-complex="8pt" style:font-weight-complex="bold" style:font-name-complex="Arial Unicode MS" style:font-family-complex="'Arial Unicode MS'"/>
    </style:style>
    <style:style style:name="table_5f_layout_5f_report.12" style:display-name="table_layout_report.12" style:family="table-cell">
      <style:table-cell-properties fo:background-color="#fff5ce" fo:border-left="0.51pt solid #000000" fo:border-right="0.51pt solid #000000" fo:border-top="0.51pt solid #000000" fo:border-bottom="0.51pt solid #000000"/>
      <style:paragraph-properties fo:text-align="center"/>
      <style:text-properties fo:font-size="8pt" fo:font-weight="bold" style:font-name="Courier New" fo:font-family="'Courier New'" style:font-family-generic="modern" style:font-size-asian="8pt" style:font-weight-asian="bold" style:font-name-asian="Songti SC" style:font-family-asian="'Songti SC'" style:font-size-complex="8pt" style:font-weight-complex="bold" style:font-name-complex="Arial Unicode MS" style:font-family-complex="'Arial Unicode MS'"/>
    </style:style>
    <style:style style:name="table_5f_layout_5f_report.13" style:display-name="table_layout_report.13" style:family="table-cell">
      <style:table-cell-properties fo:background-color="#dddddd" fo:border-left="0.51pt solid #000000" fo:border-bottom="0.51pt solid #000000" style:vertical-align="middle"/>
      <style:paragraph-properties fo:text-align="center"/>
      <style:text-properties fo:font-size="8pt" fo:font-weight="bold" style:font-name="Courier New" fo:font-family="'Courier New'" style:font-family-generic="modern" style:font-size-asian="8pt" style:font-weight-asian="bold" style:font-name-asian="Songti SC" style:font-family-asian="'Songti SC'" style:font-size-complex="8pt" style:font-weight-complex="bold" style:font-name-complex="Arial Unicode MS" style:font-family-complex="'Arial Unicode MS'"/>
    </style:style>
    <style:style style:name="table_5f_layout_5f_report.14" style:display-name="table_layout_report.14" style:family="table-cell">
      <style:table-cell-properties fo:background-color="#dddddd" fo:border-left="0.51pt solid #000000" fo:border-right="0.51pt solid #000000" fo:border-bottom="0.51pt solid #000000"/>
      <style:paragraph-properties fo:text-align="center"/>
      <style:text-properties fo:font-size="8pt" fo:font-weight="bold" style:font-name="Courier New" fo:font-family="'Courier New'" style:font-family-generic="modern" style:font-size-asian="8pt" style:font-weight-asian="bold" style:font-name-asian="Songti SC" style:font-family-asian="'Songti SC'" style:font-size-complex="8pt" style:font-weight-complex="bold" style:font-name-complex="Arial Unicode MS" style:font-family-complex="'Arial Unicode MS'"/>
    </style:style>
    <style:style style:name="table_5f_layout_5f_report.15" style:display-name="table_layout_report.15" style:family="table-cell">
      <style:table-cell-properties fo:background-color="#fff5ce" fo:border-left="0.51pt solid #000000" fo:border-top="0.51pt solid #000000" fo:border-bottom="0.51pt solid #000000"/>
      <style:paragraph-properties fo:text-align="center"/>
      <style:text-properties fo:font-size="8pt" fo:font-weight="bold" style:font-name="Courier New" fo:font-family="'Courier New'" style:font-family-generic="modern" style:font-size-asian="8pt" style:font-weight-asian="bold" style:font-name-asian="Songti SC" style:font-family-asian="'Songti SC'" style:font-size-complex="8pt" style:font-weight-complex="bold" style:font-name-complex="Arial Unicode MS" style:font-family-complex="'Arial Unicode MS'"/>
    </style:style>
    <style:style style:name="table_5f_layout_5f_report.16" style:display-name="table_layout_report.16" style:family="table-cell">
      <style:table-cell-properties fo:background-color="#dddddd" fo:border-left="0.51pt solid #000000" fo:border-right="0.51pt solid #000000" fo:border-bottom="0.51pt solid #000000"/>
      <style:paragraph-properties fo:text-align="center"/>
      <style:text-properties fo:font-size="8pt" fo:font-weight="bold" style:font-name="Courier New" fo:font-family="'Courier New'" style:font-family-generic="modern" style:font-size-asian="8pt" style:font-weight-asian="bold" style:font-name-asian="Songti SC" style:font-family-asian="'Songti SC'" style:font-size-complex="8pt" style:font-weight-complex="bold" style:font-name-complex="Arial Unicode MS" style:font-family-complex="'Arial Unicode MS'"/>
    </style:style>
    <table:table-template table:name="table_layout_report" table:first-row-end-column="row" table:first-row-start-column="row" table:last-row-end-column="row" table:last-row-start-column="row">
      <table:first-row table:style-name="table_5f_layout_5f_report.1"/>
      <table:last-row table:style-name="table_5f_layout_5f_report.2"/>
      <table:first-column table:style-name="table_5f_layout_5f_report.3"/>
      <table:last-column table:style-name="table_5f_layout_5f_report.4"/>
      <table:body table:style-name="table_5f_layout_5f_report.9"/>
      <table:even-rows table:style-name="table_5f_layout_5f_report.5"/>
      <table:odd-rows table:style-name="table_5f_layout_5f_report.6"/>
      <table:even-columns table:style-name="table_5f_layout_5f_report.7"/>
      <table:odd-columns table:style-name="table_5f_layout_5f_report.8"/>
      <table:background table:style-name="table_5f_layout_5f_report.10"/>
      <loext:first-row-even-column table:style-name="table_5f_layout_5f_report.15"/>
      <loext:last-row-even-column table:style-name="table_5f_layout_5f_report.16"/>
      <loext:first-row-end-column table:style-name="table_5f_layout_5f_report.12"/>
      <loext:first-row-start-column table:style-name="table_5f_layout_5f_report.11"/>
      <loext:last-row-end-column table:style-name="table_5f_layout_5f_report.14"/>
      <loext:last-row-start-column table:style-name="table_5f_layout_5f_report.13"/>
    </table:table-template>
  </office:styles>
  <office:automatic-styles>
    <style:page-layout style:name="Mpm1">
      <style:page-layout-properties fo:page-width="11.6902in" fo:page-height="8.2701in" style:num-format="1" style:print-orientation="landscape" fo:margin-top="0.3in" fo:margin-bottom="0.3in" fo:margin-left="0.3in" fo:margin-right="0.3in" fo:border="none" fo:padding="0.0098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2" fo:column-gap="0.2in">
          <style:column-sep style:width="0.0035in" style:color="#000000" style:height="100%" style:style="dashed"/>
          <style:column style:rel-width="7978*" fo:start-indent="0in" fo:end-indent="0.1in"/>
          <style:column style:rel-width="7978*" fo:start-indent="0.1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7-11T22:14:43.544853217</meta:creation-date>
    <dc:date>2021-07-12T19:48:59.400047762</dc:date>
    <meta:editing-duration>PT14H40M58S</meta:editing-duration>
    <meta:editing-cycles>21</meta:editing-cycles>
    <meta:generator>LibreOffice/7.0.6.2$MacOSX_X86_64 LibreOffice_project/144abb84a525d8e30c9dbbefa69cbbf2d8d4ae3b</meta:generator>
    <meta:print-date>2021-07-12T17:44:33.195706504</meta:print-date>
    <meta:document-statistic meta:table-count="8" meta:image-count="0" meta:object-count="0" meta:page-count="2" meta:paragraph-count="88" meta:word-count="332" meta:character-count="2660" meta:non-whitespace-character-count="2394"/>
  </office:meta>
</office:document-meta>
</file>